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P3" style:family="paragraph" style:parent-style-name="Standard">
      <style:text-properties officeooo:rsid="001d4fd4" officeooo:paragraph-rsid="001d4fd4"/>
    </style:style>
    <style:style style:name="P4" style:family="paragraph" style:parent-style-name="Standard">
      <style:text-properties officeooo:rsid="001e9c4d" officeooo:paragraph-rsid="001e9c4d"/>
    </style:style>
    <style:style style:name="P5" style:family="paragraph" style:parent-style-name="Standard">
      <style:text-properties officeooo:rsid="001f0783" officeooo:paragraph-rsid="001f0783"/>
    </style:style>
    <style:style style:name="P6" style:family="paragraph" style:parent-style-name="Standard">
      <style:text-properties officeooo:rsid="0021bfbb" officeooo:paragraph-rsid="0021bfbb"/>
    </style:style>
    <style:style style:name="T1" style:family="text">
      <style:text-properties officeooo:rsid="001d07f9"/>
    </style:style>
    <style:style style:name="T2" style:family="text">
      <style:text-properties officeooo:rsid="00204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3">EMILY: <text:s/>He can speak, he can speak</text:p>
      <text:p text:style-name="P3"/>
      <text:p text:style-name="P3">CHRIS: <text:s/>Girl from ET – knows them name of character, played by Drew Barrymore</text:p>
      <text:p text:style-name="P3"/>
      <text:p text:style-name="P3">All chuckle and Emily hands over the doobie to Chris – he takes it and looks at the glowing tip. <text:s/>He doesn't take a drag.</text:p>
      <text:p text:style-name="P3"/>
      <text:p text:style-name="P3">CHRIS: <text:tab/>You've got to name the film as well. <text:s/></text:p>
      <text:p text:style-name="P3"/>
      <text:p text:style-name="P3">Looks at the glowing tip again</text:p>
      <text:p text:style-name="P3"><text:soft-page-break/>CHRIS:<text:tab/>In all this excitement I can't remember if I've shot 5 rounds or 6</text:p>
      <text:p text:style-name="P3"/>
      <text:p text:style-name="P3">DARREN: <text:tab/>Dirty Harry …</text:p>
      <text:p text:style-name="P3"/>
      <text:p text:style-name="P4">Darren holds out his hand</text:p>
      <text:p text:style-name="P4"/>
      <text:p text:style-name="P4">CHRIS:<text:tab/>Yeah but what's the film called?</text:p>
      <text:p text:style-name="P4"/>
      <text:p text:style-name="P4">DARREN <text:tab/>Come on</text:p>
      <text:p text:style-name="P4"/>
      <text:p text:style-name="P4">CUT TO INDOORS</text:p>
      <text:p text:style-name="P4"/>
      <text:p text:style-name="P5">Buffalo Springfield playing Emma, Pete and Grant, TV is on and Zane playing a racing game. <text:s/>Emma <text:span text:style-name="T2">is cuddled up to Grant. <text:s/>Grant is half asleep</text:span></text:p>
      <text:p text:style-name="P5"/>
      <text:p text:style-name="P6">PETE:<text:tab/><text:tab/>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8:10:56.831304598</dc:date>
    <meta:editing-duration>PT14M17S</meta:editing-duration>
    <meta:editing-cycles>7</meta:editing-cycles>
    <meta:generator>LibreOffice/4.2.8.2$Linux_x86 LibreOffice_project/420m0$Build-2</meta:generator>
    <dc:creator>Pete Curati</dc:creator>
    <meta:document-statistic meta:table-count="0" meta:image-count="0" meta:object-count="0" meta:page-count="2" meta:paragraph-count="33" meta:word-count="300" meta:character-count="1563" meta:non-whitespace-character-count="1270"/>
  </office:meta>
</office:document-meta>
</file>